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BeanInfoRegistry.resolveType( ElementMapping mapping , Read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XMLBeanInfoRegistry.put( Class forThisClass , XMLBeanInfo 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BeanInfoRegistry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BeanInfoRegistry.getCach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BeanInfoRegistry.get( Class forThis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